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loext:graphic-properties draw:fill="solid" draw:fill-color="#2a6099"/>
    </style:style>
    <style:style style:name="P2" style:family="paragraph">
      <style:paragraph-properties fo:text-align="justify"/>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style:paragraph-properties style:writing-mode="lr-tb"/>
    </style:style>
    <style:style style:name="P5" style:family="paragraph">
      <loext:graphic-properties draw:fill="none" draw:fill-color="#ffffff"/>
    </style:style>
    <style:style style:name="P6"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7" style:family="paragraph">
      <loext:graphic-properties draw:fill="solid" draw:fill-color="#2a6099"/>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fo:font-weight="normal" style:font-size-asian="13pt" style:font-weight-asian="normal" style:font-size-complex="13pt" style:font-weight-complex="normal"/>
    </style:style>
    <style:style style:name="T3" style:family="text">
      <style:text-properties fo:color="#333333" loext:opacity="100%" style:font-name="Ubuntu" fo:font-size="13pt" style:font-size-asian="13pt" style:font-size-complex="13pt"/>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ffffff" loext:opacity="100%" style:font-name="Ubuntu" fo:font-size="20pt" fo:font-weight="bold" style:font-size-asian="20pt" style:font-weight-asian="bold" style:font-size-complex="20pt" style:font-weight-complex="bold"/>
    </style:style>
    <style:style style:name="T6" style:family="text">
      <style:text-properties fo:color="#ffffff" loext:opacity="100%" style:font-name="Ubuntu" fo:font-size="15pt" style:font-size-asian="15pt" style:font-size-complex="15pt"/>
    </style:style>
    <style:style style:name="T7"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a933"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a933" draw:fill="none" draw:fill-color="#ffffff" fo:min-height="0.8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a933" draw:fill="none" draw:fill-color="#ffffff" fo:min-height="1.0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a933" draw:fill="none" draw:fill-color="#ffffff" fo:min-height="4.1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a933" draw:fill="none" draw:fill-color="#ffffff" fo:min-height="1.3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9" draw:text-style-name="P7" svg:width="2.8949in" svg:height="11.6925in" svg:x="-0.8516in" svg:y="-0.7874in"><draw:text-box><text:p/></draw:text-box></draw:frame><draw:frame text:anchor-type="paragraph" draw:z-index="1" draw:name="Text Frame 2" draw:style-name="gr8" draw:text-style-name="P6" svg:width="2.5732in" svg:height="11.2504in" svg:x="-0.6327in" svg:y="-0.4472in"><draw:text-box><text:p><text:span text:style-name="T5"/></text:p><text:p><text:span text:style-name="T5"/></text:p><text:p><text:span text:style-name="T5">CONTACT INFORMATION</text:span></text:p><text:p><text:span text:style-name="T6"/></text:p><text:p><text:span text:style-name="T7">Email</text:span></text:p><text:p><text:span text:style-name="T6">mjavierrt14@gmail.com</text:span></text:p><text:p><text:span text:style-name="T6"/></text:p><text:p><text:span text:style-name="T7">Address: </text:span><text:span text:style-name="T6"><text:line-break/></text:span><text:span text:style-name="T6">Ibarra, Ecuador</text:span></text:p><text:p><text:span text:style-name="T6"/></text:p><text:p><text:span text:style-name="T7">Phone:</text:span><text:span text:style-name="T6"><text:line-break/></text:span><text:span text:style-name="T6">+593 99 262 3321</text:span></text:p><text:p><text:span text:style-name="T6"/></text:p><text:p><text:span text:style-name="T6"/></text:p><text:p><text:span text:style-name="T5"/></text:p><text:p><text:span text:style-name="T5"/></text:p><text:p><text:span text:style-name="T5">SKILLS</text:span></text:p><text:p><text:span text:style-name="T6"/></text:p><text:p><text:span text:style-name="T6">Full stack developer</text:span></text:p><text:p><text:span text:style-name="T6"/></text:p><text:p><text:span text:style-name="T6">SCRUM</text:span></text:p><text:p><text:span text:style-name="T6"/></text:p><text:p><text:span text:style-name="T6">BDD</text:span></text:p><text:p><text:span text:style-name="T6"/></text:p><text:p><text:span text:style-name="T6">Empathy</text:span></text:p><text:p><text:span text:style-name="T6"/></text:p><text:p><text:span text:style-name="T6">Logical thinking</text:span></text:p><text:p><text:span text:style-name="T6"/></text:p><text:p><text:span text:style-name="T6">Analysis capabilities</text:span></text:p><text:p><text:span text:style-name="T6"/></text:p><text:p><text:span text:style-name="T6">Initiatives to share with the team</text:span></text:p><text:p><text:span text:style-name="T6"/></text:p><text:p><text:span text:style-name="T6">Passion for teaching</text:span></text:p><text:p><text:span text:style-name="T6"/></text:p><text:p><text:span text:style-name="T6">Intermediate - advanced english</text:span></text:p></draw:text-box></draw:frame><draw:frame text:anchor-type="paragraph" draw:z-index="2" draw:name="Text Frame 3" draw:style-name="gr7" draw:text-style-name="P5" svg:width="5.1252in" svg:height="10.7504in" svg:x="2.211in" svg:y="-0.1618in"><draw:text-box><text:p/></draw:text-box></draw:frame><draw:frame text:anchor-type="paragraph" draw:z-index="3" draw:name="Text Frame 4" draw:style-name="gr6" draw:text-style-name="P3" svg:width="5.1252in" svg:height="1.3689in" svg:x="2.211in" svg:y="-0.1618in"><draw:text-box><text:p><text:span text:style-name="T4">MARLON JAVIER RUIZ TARUCHAIN</text:span></text:p><text:p><text:span text:style-name="T3">Backend &amp; Web Developer</text:span></text:p><text:p><text:span text:style-name="T3"/></text:p></draw:text-box></draw:frame><draw:frame text:anchor-type="paragraph" draw:z-index="4" draw:name="Text Frame 5" draw:style-name="gr5" draw:text-style-name="P3" svg:width="5.126in" svg:height="4.1724in" svg:x="2.211in" svg:y="0.5945in"><draw:text-box><text:p><text:span text:style-name="T1">Profile</text:span></text:p><text:p text:style-name="P2"><text:span text:style-name="T2">I’m a programmer with 4 years of experience working with technologies such as HTML, CSS, JavaScript, Web frameworks, ReactJS, Amplify and Apollo Client.</text:span></text:p><text:p text:style-name="P2"><text:span text:style-name="T2"/></text:p><text:p text:style-name="P2"><text:span text:style-name="T2">On the back-end side, I have a strong background working with Python. I have used frameworks like Flask and Django, tools like Jinja, SQLAlchemy to interact with SQL databases like MySQL and PostgreSQL. I also have knowledge in GraphQL, specifically with the Graphene-SQLAlchemy library, to create flexible and robust APIs. In addition, I use Docker, which allows me to deploy applications quickly and efficiently. </text:span></text:p><text:p text:style-name="P2"><text:span text:style-name="T2"/></text:p><text:p text:style-name="P2"><text:span text:style-name="T2">Besides I use Git as version control system.</text:span></text:p><text:p text:style-name="P2"><text:span text:style-name="T2"/></text:p><text:p text:style-name="P2"><text:span text:style-name="T2">My education and experience allows me to create high quality work, my flexibility and ability to embrace change, my resistance during difficult and challenging situations and I’m always interested in expanding my knowledge and technologies skills.</text:span></text:p></draw:text-box></draw:frame><draw:frame text:anchor-type="paragraph" draw:z-index="5" draw:name="Text Frame 6" draw:style-name="gr4" draw:text-style-name="P3" svg:width="5.126in" svg:height="1.0567in" svg:x="2.211in" svg:y="6.178in"><draw:text-box><text:p><text:span text:style-name="T1">BITPROY (2021 <text:s/>- 2023)</text:span></text:p><text:p text:style-name="P2"><text:span text:style-name="T2">Full stack developer and development of hybrid mobile applications with React Native – Expo. Web, Back-end and Mobile Project Supervisor with Jira, Slack and Figma</text:span></text:p></draw:text-box></draw:frame><draw:frame text:anchor-type="paragraph" draw:z-index="6" draw:name="Text Frame 8" draw:style-name="gr3" draw:text-style-name="P3" svg:width="5.126in" svg:height="0.8614in" svg:x="2.2102in" svg:y="5.0508in"><draw:text-box><text:p text:style-name="P4"><text:span text:style-name="T1">FREELANCER (2019 – 2021)</text:span></text:p><text:p><text:span text:style-name="T3">Back-end and web developer using technologies like HTML, CSS, Git, JavaScript, React Apollo Client, and Python, Jinja, Flask, GraphQL</text:span></text:p></draw:text-box></draw:frame><draw:frame text:anchor-type="paragraph" draw:z-index="7" draw:name="Text Frame 9" draw:style-name="gr2" draw:text-style-name="P3" svg:width="5.126in" svg:height="0.926in" svg:x="2.2102in" svg:y="7.3236in"><draw:text-box><text:p><text:span text:style-name="T1">Portfolio</text:span></text:p><text:p text:style-name="P2"><text:span text:style-name="T2"><text:a xlink:href="https://marlon-rt14.github.io/" xlink:type="simple">https://marlon-rt14.github.io</text:a></text:span></text:p><text:p text:style-name="P2"><text:span text:style-name="T2"/></text:p><text:p text:style-name="P2"><text:span text:style-name="T2"/></text:p></draw:text-box></draw:frame><draw:frame text:anchor-type="paragraph" draw:z-index="8" draw:name="Text Frame 10" draw:style-name="gr1" draw:text-style-name="P1" svg:width="8.2677in" svg:height="0.3543in" svg:x="-0.9661in" svg:y="-0.7874in"><draw:text-box><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6-19T22:26:31.132823538</dc:date>
    <meta:editing-duration>PT1H13M52S</meta:editing-duration>
    <meta:editing-cycles>20</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